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Open Sans" svg:font-family="'Open Sans', 'Helvetica Neue', Arial, sans-serif"/>
    <style:font-face style:name="inherit" svg:font-family="inherit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ed636" officeooo:paragraph-rsid="000ed636"/>
    </style:style>
    <style:style style:name="P2" style:family="paragraph" style:parent-style-name="Standard">
      <style:text-properties fo:font-variant="normal" fo:text-transform="none" fo:color="#3a3a3a" style:font-name="Open Sans" fo:font-size="10.5pt" fo:letter-spacing="normal" fo:font-style="normal" fo:font-weight="normal" officeooo:rsid="000ed636" officeooo:paragraph-rsid="000ed636"/>
    </style:style>
    <style:style style:name="P3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0ed636" officeooo:paragraph-rsid="000ed63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ec komut ailesini araştıralım. </text:p>
      <text:p text:style-name="P2">Farklı kullanım tekniklerini bir program üzerinde gösterelim.</text:p>
      <text:p text:style-name="P1"/>
      <text:p text:style-name="P1">#include &lt;stdio.h&gt;</text:p>
      <text:p text:style-name="P1">#include &lt;stdlib.h&gt;</text:p>
      <text:p text:style-name="P1">#include &lt;unistd.h&gt;</text:p>
      <text:p text:style-name="P1">#include &lt;sys/wait.h&gt;</text:p>
      <text:p text:style-name="P1">#include &lt;sys/types.h&gt;</text:p>
      <text:p text:style-name="P1">#include &lt;string.h&gt;</text:p>
      <text:p text:style-name="P1"/>
      <text:p text:style-name="P1">#define BUFFER 1024</text:p>
      <text:p text:style-name="P1"/>
      <text:p text:style-name="P1">int main(void) {</text:p>
      <text:p text:style-name="P1"><text:s text:c="4"/>char line[BUFFER];</text:p>
      <text:p text:style-name="P1"/>
      <text:p text:style-name="P1"><text:s text:c="4"/>while(1) {</text:p>
      <text:p text:style-name="P1"><text:s text:c="8"/>printf("$ ");</text:p>
      <text:p text:style-name="P1"><text:s text:c="8"/>if(!fgets(line, BUFFER, stdin)) break;</text:p>
      <text:p text:style-name="P1"><text:s text:c="8"/>char *p = strchr(line, '\n');</text:p>
      <text:p text:style-name="P1"><text:s text:c="8"/>if (p) *p = 0;</text:p>
      <text:p text:style-name="P1"><text:s text:c="8"/>if(strcmp(line, "exit")==0) break;</text:p>
      <text:p text:style-name="P1"><text:s text:c="8"/>char *args[] = {line, (char*)0};</text:p>
      <text:p text:style-name="P1"><text:s text:c="8"/>int pid= fork(); <text:s text:c="13"/></text:p>
      <text:p text:style-name="P1"><text:s text:c="8"/>if(pid==0) { <text:s text:c="14"/></text:p>
      <text:p text:style-name="P1"><text:s text:c="12"/>execvp(line, args);</text:p>
      <text:p text:style-name="P1"><text:s text:c="12"/>perror("exec");</text:p>
      <text:p text:style-name="P1"><text:s text:c="12"/>exit(1);</text:p>
      <text:p text:style-name="P1"><text:s text:c="8"/>} else { <text:s text:c="19"/></text:p>
      <text:p text:style-name="P1"><text:s text:c="12"/>wait(NULL);</text:p>
      <text:p text:style-name="P1"><text:s text:c="8"/>}</text:p>
      <text:p text:style-name="P1"><text:s text:c="4"/>}</text:p>
      <text:p text:style-name="P1"/>
      <text:p text:style-name="P1"><text:s text:c="4"/>return 0;</text:p>
      <text:p text:style-name="P3">}</text:p>
      <text:p text:style-name="P1">int X = open("./output_file.txt", O_WRONLY);</text:p>
      <text:p text:style-name="P1"/>
      <text:p text:style-name="P1">pid_t fk = fork();</text:p>
      <text:p text:style-name="P1">if (!fk) { </text:p>
      <text:p text:style-name="P1"><text:s text:c="4"/>dup2(X, 1);</text:p>
      <text:p text:style-name="P1"><text:s text:c="19"/></text:p>
      <text:p text:style-name="P1"><text:s text:c="4"/>close(X);</text:p>
      <text:p text:style-name="P1"/>
      <text:p text:style-name="P1"><text:s text:c="4"/>execl("/bin/echo", "/bin/echo", "hello world");</text:p>
      <text:p text:style-name="P1"><text:s text:c="4"/>_exit(127); </text:p>
      <text:p text:style-name="P1">} else if (fk == -1) {</text:p>
      <text:p text:style-name="P1"><text:s text:c="4"/></text:p>
      <text:p text:style-name="P1"><text:s text:c="4"/>perror("fork"); </text:p>
      <text:p text:style-name="P1">}</text:p>
      <text:p text:style-name="P3">close(X); </text:p>
      <text:p text:style-name="P1">pid_t parent = getpid();</text:p>
      <text:p text:style-name="P1">pid_t pid = fork();</text:p>
      <text:p text:style-name="P1"/>
      <text:p text:style-name="P1"><text:soft-page-break/>if (pid == -1)</text:p>
      <text:p text:style-name="P1">{</text:p>
      <text:p text:style-name="P1"><text:s text:c="4"/></text:p>
      <text:p text:style-name="P1">} </text:p>
      <text:p text:style-name="P1">else if (pid &gt; 0)</text:p>
      <text:p text:style-name="P1">{</text:p>
      <text:p text:style-name="P1"><text:s text:c="4"/>int status;</text:p>
      <text:p text:style-name="P1"><text:s text:c="4"/>waitpid(pid, &amp;status, 0);</text:p>
      <text:p text:style-name="P1">}</text:p>
      <text:p text:style-name="P1">else </text:p>
      <text:p text:style-name="P1">{</text:p>
      <text:p text:style-name="P1"><text:s text:c="2"/></text:p>
      <text:p text:style-name="P1"><text:s text:c="4"/>execve(...);</text:p>
      <text:p text:style-name="P1"><text:s text:c="4"/>_exit(EXIT_FAILURE); <text:s text:c="2"/>// exec never returns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Open Sans" svg:font-family="'Open Sans', 'Helvetica Neue', Arial, sans-serif"/>
    <style:font-face style:name="inherit" svg:font-family="inherit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13:40:11.442260877</meta:creation-date>
    <dc:date>2017-11-03T13:44:09.645512209</dc:date>
    <meta:editing-duration>PT3M58S</meta:editing-duration>
    <meta:editing-cycles>1</meta:editing-cycles>
    <meta:document-statistic meta:table-count="0" meta:image-count="0" meta:object-count="0" meta:page-count="2" meta:paragraph-count="59" meta:word-count="140" meta:character-count="1173" meta:non-whitespace-character-count="821"/>
    <meta:generator>LibreOffice/5.1.6.2$Linux_X86_64 LibreOffice_project/10m0$Build-2</meta:generator>
  </office:meta>
</office:document-meta>
</file>